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 Medium" svg:font-family="'Roboto Mono Medium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Roboto Mono Medium1" svg:font-family="'Roboto Mono Medium'" style:font-family-generic="system" style:font-pitch="variable"/>
  </office:font-face-decls>
  <office:automatic-styles>
    <style:style style:name="P1" style:family="paragraph" style:parent-style-name="Standard">
      <style:text-properties style:font-name="Roboto Mono Medium" style:font-name-asian="Roboto Mono Medium1" style:font-name-complex="Roboto Mono Medium1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color="#b45f06" fo:font-style="italic" style:font-style-asian="italic"/>
    </style:style>
    <style:style style:name="P5" style:family="paragraph" style:parent-style-name="Standard">
      <style:text-properties fo:color="#6aa84f" fo:font-style="italic" style:font-style-asian="italic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8" style:family="paragraph" style:parent-style-name="Standard">
      <style:paragraph-properties fo:margin-top="0.139in" fo:margin-bottom="0in" loext:contextual-spacing="false" fo:line-height="100%"/>
    </style:style>
    <style:style style:name="P9" style:family="paragraph" style:parent-style-name="Standard">
      <style:paragraph-properties fo:margin-top="0.139in" fo:margin-bottom="0in" loext:contextual-spacing="false" fo:line-height="100%"/>
      <style:text-properties style:font-name="Roboto Mono Medium" style:font-name-asian="Roboto Mono Medium1" style:font-name-complex="Roboto Mono Medium1"/>
    </style:style>
    <style:style style:name="P10" style:family="paragraph" style:parent-style-name="Standard">
      <style:paragraph-properties fo:margin-top="0.139in" fo:margin-bottom="0in" loext:contextual-spacing="false" fo:line-height="115%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Heading_20_1">
      <style:paragraph-properties fo:margin-left="0in" fo:margin-right="0in" fo:text-indent="0in" style:auto-text-indent="false"/>
    </style:style>
    <style:style style:name="P13" style:family="paragraph" style:parent-style-name="Heading_20_1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Heading_20_1" style:master-page-name="First_20_Page">
      <style:paragraph-properties style:page-number="1"/>
    </style:style>
    <style:style style:name="P15" style:family="paragraph" style:parent-style-name="Heading_20_2" style:list-style-name="WWNum5"/>
    <style:style style:name="P16" style:family="paragraph" style:parent-style-name="Heading_20_2" style:list-style-name="WWNum6"/>
    <style:style style:name="P17" style:family="paragraph" style:parent-style-name="Heading_20_2" style:list-style-name="WWNum1"/>
    <style:style style:name="P18" style:family="paragraph" style:parent-style-name="Heading_20_2" style:list-style-name="WWNum3"/>
    <style:style style:name="P19" style:family="paragraph" style:parent-style-name="Heading_20_2" style:list-style-name="WWNum2"/>
    <style:style style:name="P20" style:family="paragraph" style:parent-style-name="Heading_20_2" style:list-style-name="WWNum4">
      <style:paragraph-properties fo:margin-left="0.5in" fo:margin-right="0in" fo:text-indent="-0.25in" style:auto-text-indent="false"/>
    </style:style>
    <style:style style:name="P21" style:family="paragraph" style:parent-style-name="Heading_20_2" style:list-style-name="WWNum6">
      <style:paragraph-properties fo:margin-left="0.5in" fo:margin-right="0in" fo:text-indent="-0.25in" style:auto-text-indent="false"/>
    </style:style>
    <style:style style:name="P22" style:family="paragraph" style:parent-style-name="Heading_20_2" style:list-style-name="WWNum7">
      <style:paragraph-properties fo:margin-left="0.5in" fo:margin-right="0in" fo:text-indent="-0.25in" style:auto-text-indent="false"/>
    </style:style>
    <style:style style:name="P23" style:family="paragraph" style:parent-style-name="Heading_20_2" style:list-style-name="WWNum8">
      <style:paragraph-properties fo:margin-left="0.5in" fo:margin-right="0in" fo:text-indent="-0.25in" style:auto-text-indent="false"/>
    </style:style>
    <style:style style:name="P24" style:family="paragraph" style:parent-style-name="Heading_20_2" style:list-style-name="WWNum1">
      <style:paragraph-properties fo:margin-left="0.5in" fo:margin-right="0in" fo:text-indent="-0.25in" style:auto-text-indent="false"/>
    </style:style>
    <style:style style:name="P25" style:family="paragraph" style:parent-style-name="Heading_20_2" style:list-style-name="WWNum2">
      <style:paragraph-properties fo:margin-left="0.5in" fo:margin-right="0in" fo:text-indent="-0.25in" style:auto-text-indent="false"/>
    </style:style>
    <style:style style:name="P26" style:family="paragraph" style:parent-style-name="Heading_20_2">
      <style:paragraph-properties fo:margin-left="0.5in" fo:margin-right="0in" fo:text-indent="0.5in" style:auto-text-indent="false"/>
    </style:style>
    <style:style style:name="P27" style:family="paragraph" style:parent-style-name="Heading_20_2" style:list-style-name="WWNum1">
      <style:paragraph-properties fo:margin-left="1in" fo:margin-right="0in" fo:text-indent="-0.25in" style:auto-text-indent="false"/>
    </style:style>
    <style:style style:name="P28" style:family="paragraph" style:parent-style-name="Heading_20_2">
      <style:paragraph-properties fo:margin-left="1in" fo:margin-right="0in" fo:text-indent="0in" style:auto-text-indent="false"/>
    </style:style>
    <style:style style:name="P29" style:family="paragraph" style:parent-style-name="Subtitle">
      <style:text-properties fo:color="#6aa84f" fo:font-style="italic" style:font-style-asian="italic"/>
    </style:style>
    <style:style style:name="P30" style:family="paragraph" style:parent-style-name="Subtitle">
      <style:paragraph-properties fo:margin-top="0.139in" fo:margin-bottom="0in" loext:contextual-spacing="false" fo:line-height="100%"/>
    </style:style>
    <style:style style:name="T1" style:family="text">
      <style:text-properties style:font-name="Roboto Mono" fo:font-size="14pt" style:text-underline-style="solid" style:text-underline-width="auto" style:text-underline-color="font-color" fo:font-weight="bold" style:font-name-asian="Roboto Mono1" style:font-size-asian="14pt" style:font-weight-asian="bold" style:font-name-complex="Roboto Mono1" style:font-size-complex="14pt"/>
    </style:style>
    <style:style style:name="T2" style:family="text">
      <style:text-properties style:font-name="Roboto Mono" style:font-name-asian="Roboto Mono1" style:font-name-complex="Roboto Mono1"/>
    </style:style>
    <style:style style:name="T3" style:family="text">
      <style:text-properties style:font-name="Roboto Mono" style:text-underline-style="none" fo:font-weight="bold" style:font-name-asian="Roboto Mono1" style:font-weight-asian="bold" style:font-name-complex="Roboto Mono1"/>
    </style:style>
    <style:style style:name="T4" style:family="text">
      <style:text-properties style:font-name="Roboto Mono" fo:font-weight="bold" style:font-name-asian="Roboto Mono1" style:font-weight-asian="bold" style:font-name-complex="Roboto Mono1"/>
    </style:style>
    <style:style style:name="T5" style:family="text">
      <style:text-properties fo:color="#ff0000" style:font-name="Roboto Mono Medium" fo:font-size="11pt" style:font-name-asian="Roboto Mono Medium1" style:font-size-asian="11pt" style:font-name-complex="Roboto Mono Medium1" style:font-size-complex="11pt"/>
    </style:style>
    <style:style style:name="T6" style:family="text">
      <style:text-properties fo:color="#ff0000" style:font-name="Roboto Mono Medium" fo:font-size="11pt" fo:font-weight="normal" style:font-name-asian="Roboto Mono Medium1" style:font-size-asian="11pt" style:font-weight-asian="normal" style:font-name-complex="Roboto Mono Medium1" style:font-size-complex="11pt"/>
    </style:style>
    <style:style style:name="T7" style:family="text">
      <style:text-properties fo:color="#ff0000" style:font-name="Roboto Mono Medium" style:font-name-asian="Roboto Mono Medium1" style:font-name-complex="Roboto Mono Medium1"/>
    </style:style>
    <style:style style:name="T8" style:family="text">
      <style:text-properties style:font-name="Roboto Mono Medium" fo:font-size="11pt" style:font-name-asian="Roboto Mono Medium1" style:font-size-asian="11pt" style:font-name-complex="Roboto Mono Medium1" style:font-size-complex="11pt"/>
    </style:style>
    <style:style style:name="T9" style:family="text">
      <style:text-properties fo:color="#6aa84f" fo:font-style="italic" style:font-style-asian="italic"/>
    </style:style>
    <style:style style:name="T10" style:family="text">
      <style:text-properties fo:color="#6aa84f" fo:font-style="italic" style:text-underline-style="solid" style:text-underline-width="auto" style:text-underline-color="font-color" style:font-style-asian="italic"/>
    </style:style>
    <style:style style:name="T11" style:family="text">
      <style:text-properties fo:color="#6aa84f" style:font-name="Roboto Mono Medium" fo:font-style="italic" style:font-name-asian="Roboto Mono Medium1" style:font-style-asian="italic" style:font-name-complex="Roboto Mono Medium1"/>
    </style:style>
    <style:style style:name="T12" style:family="text">
      <style:text-properties fo:color="#6aa84f"/>
    </style:style>
    <style:style style:name="T13" style:family="text">
      <style:text-properties fo:color="#b45f06"/>
    </style:style>
    <style:style style:name="T14" style:family="text">
      <style:text-properties fo:color="#b45f06" fo:font-style="italic" style:font-style-asian="italic"/>
    </style:style>
    <style:style style:name="T15" style:family="text">
      <style:text-properties fo:font-style="italic" style:font-style-asian="italic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666666" fo:font-style="italic" style:font-style-asian="italic"/>
    </style:style>
    <style:style style:name="T20" style:family="text">
      <style:text-properties fo:color="#3c78d8" style:text-underline-style="solid" style:text-underline-width="auto" style:text-underline-color="font-color"/>
    </style:style>
    <style:style style:name="T21" style:family="text">
      <style:text-properties fo:color="#3c78d8"/>
    </style:style>
    <style:style style:name="T22" style:family="text">
      <style:text-properties fo:color="#000000"/>
    </style:style>
    <style:style style:name="T23" style:family="text">
      <style:text-properties fo:font-size="20pt" style:text-underline-style="none" style:font-size-asian="20pt" style:font-size-complex="20pt"/>
    </style:style>
    <style:style style:name="T24" style:family="text">
      <style:text-properties fo:font-size="20pt" style:text-underline-style="solid" style:text-underline-width="auto" style:text-underline-color="font-color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beea85pt60t"/>INICIANDO/CLONANDO PROYECTO CON “GIT”</text:p>
      <text:p text:style-name="Standard"/>
      <text:list xml:id="list285437420" text:style-name="WWNum4">
        <text:list-item>
          <text:p text:style-name="P20"><text:bookmark text:name="_sl73k764max7"/><text:span text:style-name="T5">CONFIGURACIÓN INICIAL </text:span></text:p>
        </text:list-item>
      </text:list>
      <text:p text:style-name="P6">Agregando NOMBRE y EMAIL para poder identificarnos como autores.</text:p>
      <text:p text:style-name="Standard">Nuestro nombre y email se configurarán para que saldrán reflejados (como autor) cada vez que hagamos un cambio desde aquí.</text:p>
      <text:p text:style-name="P8">-En la consola de comandos:</text:p>
      <text:p text:style-name="Subtitle"><text:bookmark text:name="_8tpgs928bhz0"/><text:span text:style-name="T9">//Agregamos </text:span><text:span text:style-name="T10">nombre</text:span><text:span text:style-name="T9"> de Usuario/Autor.</text:span></text:p>
      <text:p text:style-name="Subtitle"><text:bookmark text:name="_p710aipbb3n1"/>$ git config --global user.name “Nuestro Nombre de Usuario”</text:p>
      <text:p text:style-name="Subtitle"><text:bookmark text:name="_l9yo3b5651tn"/><text:span text:style-name="T9">//Agregamos </text:span><text:span text:style-name="T10">email</text:span><text:span text:style-name="T9"> de Usuario/Autor.</text:span></text:p>
      <text:p text:style-name="Subtitle"><text:bookmark text:name="_23h0x3bcc5u5"/>$ git config --global user.email “&lt;NuestroEmail&gt;”</text:p>
      <text:p text:style-name="P9"/>
      <text:p text:style-name="P9"/>
      <text:p text:style-name="Standard"><text:span text:style-name="T13">*PARA TRABAJAR CON “git”, TENEMOS DOS OPCIONES, O CREAMOS UN REPOSITORIO NUEVO Y LO INICIALIZAMOS PARA COMENZAR NUESTRO PROYECTO.</text:span></text:p>
      <text:p text:style-name="Standard"><text:span text:style-name="T13">O BIEN CLONAMOS UN PROYECTO YA EXISTENTE Y ESTARÁ LISTO PARA TRABAJAR.*</text:span></text:p>
      <text:p text:style-name="P1"/>
      <text:p text:style-name="P1"/>
      <text:list xml:id="list3305058985" text:style-name="WWNum5">
        <text:list-item>
          <text:p text:style-name="P15"><text:bookmark text:name="_okefdfsih1af"/>CREANDO UN NUEVO PROYECTO E INICIALIZANDOLO </text:p>
        </text:list-item>
      </text:list>
      <text:p text:style-name="Standard">Para crear nuestro primer repositorio y poder empezar a trabajar con git (en caso de no tener uno creado).</text:p>
      <text:p text:style-name="P8">-En la consola de comandos:</text:p>
      <text:p text:style-name="Subtitle"><text:bookmark text:name="_xam3d4yzsqcj"/><text:span text:style-name="T9">//Creamos un directorio “NUEVO” en el que trabajaremos(repositorio).</text:span></text:p>
      <text:p text:style-name="Subtitle"><text:bookmark text:name="_qmc7832stmvt"/><text:soft-page-break/>$ mkdir MiProyecto</text:p>
      <text:p text:style-name="Subtitle"><text:bookmark text:name="_6qbpc245zarz"/><text:span text:style-name="T9">//Accedemos a la carpeta recién creada (nuestro repositorio).</text:span></text:p>
      <text:p text:style-name="Subtitle"><text:bookmark text:name="_pvwz6q1lkte6"/>$ cd MiProyecto</text:p>
      <text:p text:style-name="Subtitle"><text:bookmark text:name="_j66ax9he0te5"/><text:span text:style-name="T9">//Inicializamos nuestro repositorio.</text:span></text:p>
      <text:p text:style-name="Subtitle"><text:bookmark text:name="_6oyqvv3defvo"/>$ git init</text:p>
      <text:p text:style-name="Standard"/>
      <text:p text:style-name="Standard"/>
      <text:p text:style-name="Standard"/>
      <text:list xml:id="list225219921563479" text:continue-numbering="true" text:style-name="WWNum5">
        <text:list-item>
          <text:p text:style-name="P15"><text:bookmark text:name="_jcktfytzwj59"/>CLONANDO UN REPOSITORIO</text:p>
        </text:list-item>
      </text:list>
      <text:p text:style-name="P6">Nos permite hacer una copia de un repositorio que ya esté en nuestro ordenador, o descargarlo de un sitio remoto.</text:p>
      <text:p text:style-name="P7">-En la consola de comandos:</text:p>
      <text:p text:style-name="Subtitle"><text:bookmark text:name="_kz2tjkdfud2l"/><text:span text:style-name="T9">//Clonando repositorio desde local,(Ej repo local en carpeta TEST).</text:span></text:p>
      <text:p text:style-name="Subtitle"><text:bookmark text:name="_ms7at415v8lz"/>$ git clone ~/TEST/repositorioAclonar.git</text:p>
      <text:p text:style-name="P29"><text:bookmark text:name="_ms7at415v8lz1"/></text:p>
      <text:p text:style-name="Subtitle"><text:bookmark text:name="_1k2j3ljhttno"/><text:span text:style-name="T9">//Clonando repositorio desde remoto (Ej desde Github).</text:span></text:p>
      <text:p text:style-name="Subtitle"><text:bookmark text:name="_bgec2gbv0np0"/>$ git clone <text:a xlink:type="simple" xlink:href="https://github.com/azanet/Apuntes" text:style-name="ListLabel_20_73" text:visited-style-name="ListLabel_20_73"><text:span text:style-name="T16">https://github.com/azanet/Apuntes</text:span></text:a></text:p>
      <text:p text:style-name="Standard"/>
      <text:p text:style-name="P13"><text:bookmark text:name="_1wasvr9pk2jc"/><text:span text:style-name="T17"><text:s text:c="5"/></text:span><text:span text:style-name="T3"><text:s text:c="2"/></text:span><text:span text:style-name="T4">TRABAJANDO CON ARCHIVOS Y EL REPOSITORIO</text:span></text:p>
      <text:p text:style-name="Standard">Para agregar un archivo al repositorio, este antes de ser “agregado” tiene que pasar por la fase de “staging”, en esta fase se van agregando todos los archivos y modificaciones para cuando ya terminemos de trabajar por ese dia/momento/motivo, realicemos un “commit” y suba todo junto a nuestro repositorio como “un solo cambio”.</text:p>
      <text:p text:style-name="Standard"/>
      <text:p text:style-name="Standard"/>
      <text:list xml:id="list774428972" text:style-name="WWNum6">
        <text:list-item>
          <text:p text:style-name="P21"><text:bookmark text:name="_b3q0kxkbpjlw"/><text:soft-page-break/>AÑADIENDO ARCHIVOS AL “STAGING INDEX”</text:p>
        </text:list-item>
      </text:list>
      <text:p text:style-name="P6">Esto es un “área temporal” en el que se almacenan los archivos que se han creado nuevos o realizado cambios en unos ya existentes (en la carpeta de trabajo) y hay que “prepararlos” en este área antes de subirlos a nuestro Git.</text:p>
      <text:p text:style-name="P6"/>
      <text:p text:style-name="P6">-En la consola de comandos:</text:p>
      <text:p text:style-name="Subtitle"><text:bookmark text:name="_qaicgq4zbhmj"/><text:span text:style-name="T9">//Para “enviar al staging” un único archivo</text:span></text:p>
      <text:p text:style-name="Subtitle"><text:bookmark text:name="_qaicgq4zbhmj1"/>$ git add archivoNuevo.txt</text:p>
      <text:p text:style-name="Subtitle"><text:bookmark text:name="_qaicgq4zbhmj2"/></text:p>
      <text:p text:style-name="Subtitle"><text:bookmark text:name="_yqf8wpqcyk2b"/><text:span text:style-name="T9">//Para “enviar al staging” todos los archivos modificados</text:span></text:p>
      <text:p text:style-name="Subtitle"><text:bookmark text:name="_qaicgq4zbhmj3"/>$ git add .</text:p>
      <text:p text:style-name="Standard"/>
      <text:p text:style-name="Standard"/>
      <text:p text:style-name="Standard"/>
      <text:p text:style-name="Standard"/>
      <text:list xml:id="list225219764147005" text:continue-numbering="true" text:style-name="WWNum6">
        <text:list-item>
          <text:p text:style-name="P16"><text:bookmark text:name="_ad33qp8yth2p"/>ELIMINANDO ARCHIVOS DEL “STAGING INDEX”</text:p>
        </text:list-item>
      </text:list>
      <text:p text:style-name="Standard">Para sacar un archivo de la fase “Staging” por que no queremos subirlo ya se por que nos confundimos a lo que sea realizaremos lo siguiente.</text:p>
      <text:p text:style-name="Standard"/>
      <text:p text:style-name="Standard">-En la consola de comandos:</text:p>
      <text:p text:style-name="Subtitle"><text:bookmark text:name="_xhwcz59jlcis"/><text:span text:style-name="T9">//Para eliminar del “staging” un único archivo</text:span></text:p>
      <text:p text:style-name="Subtitle"><text:bookmark text:name="_9izz4j62bho0"/>$ git reset HEAD archivoAsacar.txt</text:p>
      <text:p text:style-name="Standard"/>
      <text:p text:style-name="Subtitle"><text:bookmark text:name="_qj4eis38gci6"/><text:span text:style-name="T9">//Para deshacer todos los cambios desde el último commit y no deje señal.</text:span></text:p>
      <text:p text:style-name="Subtitle"><text:bookmark text:name="_1z9hj2ysetew"/><text:soft-page-break/>$ git checkout -- nombreDelArchivo_AdejarIntacto.txt</text:p>
      <text:p text:style-name="Standard"/>
      <text:p text:style-name="Standard"/>
      <text:p text:style-name="Standard"/>
      <text:p text:style-name="Standard"/>
      <text:list xml:id="list1482820769" text:style-name="WWNum7">
        <text:list-item>
          <text:p text:style-name="P22"><text:bookmark text:name="_3yzv7vfu6qzk"/>CONSULTANDO “ESTADO” DE LOS ARCHIVOS</text:p>
        </text:list-item>
      </text:list>
      <text:p text:style-name="P6">Si no sabemos si los archivos fueron ya subidos o no, o saber en qué estado se encuentran y qué archivos, podemos utilizar.</text:p>
      <text:p text:style-name="P6"/>
      <text:p text:style-name="P6">-En la consola de comandos:</text:p>
      <text:p text:style-name="Subtitle"><text:bookmark text:name="_m5obir6ggzlx"/><text:span text:style-name="T9">//Consultar el estado de los archivos de nuestra carpeta de trabajo</text:span></text:p>
      <text:p text:style-name="Subtitle"><text:bookmark text:name="_m5obir6ggzlx1"/>$ git statu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670140934" text:style-name="WWNum8">
        <text:list-item>
          <text:p text:style-name="P23"><text:bookmark text:name="_xxhkp99zrv1l"/>EJECUTANDO COMMIT (REGISTRANDO LOS CAMBIOS EN EL REPOSITORIO)</text:p>
        </text:list-item>
      </text:list>
      <text:p text:style-name="P6">Con este comando, ya se confirmarán los cambios realizados y terminarán de subir nuestros archivos a nuestro repositorio. </text:p>
      <text:p text:style-name="P6">Al ejecutar este comando, se nos abrirá un editor de texto, en el que deberemos escribir los cambios que se van a realizar en el commit, ya que luego eso será nuestra guía para saber que hicimos en ese momento.</text:p>
      <text:p text:style-name="P8"><text:soft-page-break/>Como todo... <text:span text:style-name="T18">el texto tiene unas pautas</text:span> a seguir que son las siguientes:</text:p>
      <text:p text:style-name="P10"><text:span text:style-name="T19">&gt; La primera parte de este texto, es la línea de “RESUMEN”, y tendrá una extensión máxima de 50 caracteres.</text:span></text:p>
      <text:p text:style-name="P8"><text:span text:style-name="T19">&gt; Después debe haber un salto de línea extra.</text:span></text:p>
      <text:p text:style-name="P8"><text:span text:style-name="T19">&gt; En estas siguientes líneas escribimos el resto del mensaje con una extensión máxima de 72 caracteres por línea. </text:span></text:p>
      <text:p text:style-name="P8"><text:span text:style-name="T19">&gt; Salimos del editor guardando, y se realizará el commit al hacer esto.</text:span></text:p>
      <text:p text:style-name="P2"/>
      <text:p text:style-name="Standard">Una vez tenemos claro esto, procedemos a hacer el commit.</text:p>
      <text:p text:style-name="P8">-En la consola de comandos:</text:p>
      <text:p text:style-name="Subtitle"><text:bookmark text:name="_r4ztvlhxfrmx"/><text:span text:style-name="T9">//Realizamos el commit y escribimos el mensaje, corto y descriptivo</text:span></text:p>
      <text:p text:style-name="Subtitle"><text:bookmark text:name="_r4ztvlhxfrmx1"/>$ git commit</text:p>
      <text:p text:style-name="Subtitle"><text:bookmark text:name="_nznprahtk9i1"/><text:span text:style-name="T9">//Creamos el mensaje, salimos guardando y listo! Archivos “Subidos”!!</text:span></text:p>
      <text:p text:style-name="Standard"/>
      <text:p text:style-name="Standard"/>
      <text:p text:style-name="Standard"/>
      <text:list xml:id="list1804389384" text:style-name="WWNum1">
        <text:list-item>
          <text:p text:style-name="P24"><text:bookmark text:name="_wiccuosene1c"/>MOVIENDO/ELIMINANDO ARCHIVOS EN EL REPOSITORIO</text:p>
        </text:list-item>
      </text:list>
      <text:p text:style-name="Standard">Para cambiar los archivos de lugar en el repositorio, <text:span text:style-name="T20">debemos cambiarlo en nuestro equipo y luego hacer un commit</text:span> para realizar el cambio.</text:p>
      <text:p text:style-name="Standard"/>
      <text:p text:style-name="Standard"/>
      <text:p text:style-name="Standard"/>
      <text:list xml:id="list225219860054013" text:continue-numbering="true" text:style-name="WWNum1">
        <text:list-item>
          <text:p text:style-name="P17"><text:bookmark text:name="_iiux7erb9swp"/>CONSULTANDO HISTORIAL DE REGISTRO DEL REPOSITORIO</text:p>
        </text:list-item>
      </text:list>
      <text:p text:style-name="P6">Para consultar el historial de los commits que se han realizado en el repositorio, podemos hacer uso del comando “log”, y con este, se nos mostrará el historial revelandonos parte de su hash identificativo, nombre de autor, fecha, titulo y mensajes que añadimos en su momento.</text:p>
      <text:p text:style-name="P6"><text:soft-page-break/></text:p>
      <text:p text:style-name="P8">-En la consola de comandos:</text:p>
      <text:p text:style-name="Subtitle"><text:bookmark text:name="_pl32f48qcnfb"/><text:span text:style-name="T9">//Nos mostrará el historial de commits realizados.</text:span></text:p>
      <text:p text:style-name="Subtitle"><text:bookmark text:name="_qyrv3arik3cp"/>$ git log</text:p>
      <text:p text:style-name="P6"/>
      <text:p text:style-name="Subtitle"><text:bookmark text:name="_exby4mr5i1gs"/><text:span text:style-name="T9">//Ver los commits en “código corto” y con “color”(en 50 caracteres aprox.)</text:span></text:p>
      <text:p text:style-name="Subtitle"><text:bookmark text:name="_rn5mcsr7ct3e"/>$ git log --oneline --decorate</text:p>
      <text:p text:style-name="P6"/>
      <text:p text:style-name="P6"/>
      <text:p text:style-name="P13"><text:bookmark text:name="_lxrqnv5degyb"/><text:span text:style-name="T17"><text:s text:c="13"/></text:span><text:span text:style-name="T4">CREANDO/TRABAJANDO CON RAMAS</text:span></text:p>
      <text:p text:style-name="Standard">Crear ramas nos sirven para trabajar en el proyecto de forma paralela por el motivo que sea.. y cuando terminemos, podemos fusionar las ramas para unificarlas y continuar trabajando con una sola rama con todos los cambios adheridos.</text:p>
      <text:p text:style-name="Standard"/>
      <text:list xml:id="list225219881473254" text:continue-numbering="true" text:style-name="WWNum1">
        <text:list-item>
          <text:p text:style-name="P17"><text:bookmark text:name="_ip03wwe721du"/>VER LAS RAMAS EXISTENTES</text:p>
        </text:list-item>
      </text:list>
      <text:p text:style-name="Standard">-En la consola de comandos:</text:p>
      <text:p text:style-name="Subtitle"><text:bookmark text:name="_od3orxzfw8qk"/><text:span text:style-name="T9">//Nos mostrará las ramas que existan.</text:span></text:p>
      <text:p text:style-name="Subtitle"><text:bookmark text:name="_wwjkyn7sf0o2"/>$ git branch</text:p>
      <text:p text:style-name="Standard"/>
      <text:p text:style-name="Standard"/>
      <text:list xml:id="list225221399055972" text:continue-numbering="true" text:style-name="WWNum1">
        <text:list-item>
          <text:p text:style-name="P17"><text:bookmark text:name="_jypvt06ad0zb"/>CREAR UNA RAMA NUEVA</text:p>
        </text:list-item>
      </text:list>
      <text:p text:style-name="P11">-En la consola de comandos:</text:p>
      <text:p text:style-name="Subtitle"><text:bookmark text:name="_qqwnkfceh3bw"/><text:span text:style-name="T9">//Creará una NUEVA RAMA con el nombre que le indiquemos.</text:span></text:p>
      <text:p text:style-name="Subtitle"><text:bookmark text:name="_4fc92cvksj1g"/><text:soft-page-break/>$ git branch nombreDeLaRamaNueva</text:p>
      <text:p text:style-name="P6"/>
      <text:p text:style-name="P6"/>
      <text:list xml:id="list225220912305166" text:continue-numbering="true" text:style-name="WWNum1">
        <text:list-item>
          <text:p text:style-name="P17"><text:bookmark text:name="_kh0bj73yspph"/>CAMBIARNOS A OTRA RAMA </text:p>
        </text:list-item>
      </text:list>
      <text:p text:style-name="Standard">-En la consola de comandos:</text:p>
      <text:p text:style-name="Subtitle"><text:bookmark text:name="_bq4249k5epcw"/><text:span text:style-name="T9">//Cambiaremos a la RAMA indicada en el comando.</text:span></text:p>
      <text:p text:style-name="Subtitle"><text:bookmark text:name="_nn7ggdvylhp6"/>$ git checkout nombreDeLaRama_A_Situarnos</text:p>
      <text:p text:style-name="Standard"/>
      <text:p text:style-name="Standard"/>
      <text:list xml:id="list225219739777952" text:continue-numbering="true" text:style-name="WWNum1">
        <text:list-item>
          <text:p text:style-name="P17"><text:bookmark text:name="_z2uel78ywbck"/>CREAR UNA RAMA Y CAMBIARNOS DIRECTAMENTE A ESTA </text:p>
        </text:list-item>
      </text:list>
      <text:p text:style-name="Standard">-En la consola de comandos:</text:p>
      <text:p text:style-name="Subtitle"><text:bookmark text:name="_sbh442vn8zvr"/><text:span text:style-name="T9">//Crearemos y nos cambiaremos a la RAMA indicada en el comando.</text:span></text:p>
      <text:p text:style-name="Subtitle"><text:bookmark text:name="_pxu5f4xzrujr"/>$ git checkout -b nombreDeLaRama_A_Crear_Y_Situarnos</text:p>
      <text:p text:style-name="Standard"/>
      <text:p text:style-name="Standard"/>
      <text:list xml:id="list225220563185700" text:continue-numbering="true" text:style-name="WWNum1">
        <text:list-item>
          <text:p text:style-name="P17"><text:bookmark text:name="_krr4y0kh68j9"/>CREAR UNA RAMA Y CAMBIARNOS DIRECTAMENTE A ESTA </text:p>
        </text:list-item>
      </text:list>
      <text:p text:style-name="Standard">-En la consola de comandos:</text:p>
      <text:p text:style-name="Subtitle"><text:bookmark text:name="_ac2ii6ywer2y"/><text:span text:style-name="T9">//Crearemos y nos cambiaremos a la RAMA indicada en el comando.</text:span></text:p>
      <text:p text:style-name="Subtitle"><text:bookmark text:name="_ncw7srd5ru7s"/>$ git checkout -b nombreDeLaRama_A_Crear_Y_Situarnos</text:p>
      <text:p text:style-name="Standard"/>
      <text:p text:style-name="Standard"/>
      <text:list xml:id="list225221621819017" text:continue-numbering="true" text:style-name="WWNum1">
        <text:list-item>
          <text:p text:style-name="P17"><text:bookmark text:name="_sq2ix8nvw2nw"/><text:soft-page-break/>ELIMINAR UNA RAMA <text:s/></text:p>
        </text:list-item>
      </text:list>
      <text:p text:style-name="Standard">-En la consola de comandos:</text:p>
      <text:p text:style-name="Subtitle"><text:bookmark text:name="_3zajh9rs5a4q"/><text:span text:style-name="T9">//Eliminaremos la RAMA indicada en el comando.</text:span></text:p>
      <text:p text:style-name="Subtitle"><text:bookmark text:name="_brbffmihvcad"/>$ git branch -d nombreDeLaRama_A_ELIMIN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bookmark text:name="_vi1m24p1vjdc"/><text:span text:style-name="T17"><text:s text:c="19"/></text:span>FUSIONANDO RAMAS</text:p>
      <text:p text:style-name="Standard">Al fusionar las ramas los cambios existentes en las dos ramas, se mezclan y lo más normal es que terminen saliendo conflictos, git hará todo lo posible por arreglarlos, pero es muy probable que tengamos que arreglarlo nosotros a mano, aunque “git” nos facilitará bastante la tarea.</text:p>
      <text:p text:style-name="Standard"/>
      <text:p text:style-name="Subtitle"><text:bookmark text:name="_tlk821cxog4"/><text:span text:style-name="T22">PARA FUSIONAR DOS RAMAS EXISTENTES!!</text:span></text:p>
      <text:p text:style-name="P6">En primer lugar, hacemos un “checkout” y nos movemos a la rama donde queremos realizar la fusión(en la que queremos seguir definitivamente).</text:p>
      <text:p text:style-name="P6"/>
      <text:p text:style-name="P6"/>
      <text:list xml:id="list225219783529219" text:continue-numbering="true" text:style-name="WWNum1">
        <text:list-item>
          <text:p text:style-name="P17"><text:bookmark text:name="_c0tkcp5slavh"/>FUSIONANDO RAMAS (SIN QUE SE CREEN CONFLICTOS)</text:p>
        </text:list-item>
      </text:list>
      <text:p text:style-name="P6">Nos movemos a la rama en la que queremos que se una todo y le pasamos el comando con el nombre de la RAMA que queremos que se inserte.</text:p>
      <text:p text:style-name="Standard">-En la consola de comandos:</text:p>
      <text:p text:style-name="Subtitle"><text:bookmark text:name="_dk6juefilcpa"/><text:soft-page-break/><text:span text:style-name="T9">//Fusionará las dos ramas insertará la indicada en el comando a la actual.</text:span></text:p>
      <text:p text:style-name="Subtitle"><text:bookmark text:name="_r3gbtq9401"/>$ git merge NombreDeLaRama_AFusionarConLaActual</text:p>
      <text:p text:style-name="Subtitle"><text:bookmark text:name="_xngyl0s72vrk"/><text:span text:style-name="T9">//Ahora podemos eliminar la rama que fue insertada a la principal.</text:span></text:p>
      <text:p text:style-name="Standard"/>
      <text:p text:style-name="Standard"/>
      <text:list xml:id="list225220232067288" text:continue-numbering="true" text:style-name="WWNum1">
        <text:list-item>
          <text:p text:style-name="P17"><text:bookmark text:name="_m3qgy3yx9kz2"/>FUSIONANDO RAMAS (CON CONFLICTOS)</text:p>
        </text:list-item>
      </text:list>
      <text:p text:style-name="Standard">Nos movemos a la rama en la que queremos que se una todo y le pasamos el comando con el nombre de la RAMA que queremos que se inserte.</text:p>
      <text:p text:style-name="Standard">-En la consola de comandos:</text:p>
      <text:p text:style-name="Subtitle"><text:bookmark text:name="_m74xwmos9p0d"/><text:span text:style-name="T9">//Fusionará las dos ramas insertará la indicada en el comando a la actual.</text:span></text:p>
      <text:p text:style-name="Subtitle"><text:bookmark text:name="_puw7uy7k4dn2"/>$ git merge NombreDeLaRama_AFusionarConLaActual</text:p>
      <text:p text:style-name="Standard"/>
      <text:p text:style-name="Subtitle"><text:bookmark text:name="_1t6lccc1qvgz"/><text:span text:style-name="T9">//Podemos ver el estado y conflictos de la “fusión” con un “status”.</text:span></text:p>
      <text:p text:style-name="Subtitle"><text:bookmark text:name="_4gqdjt3xgt32"/>$ git status</text:p>
      <text:p text:style-name="Standard"/>
      <text:p text:style-name="Standard">Como dijimos en el título, en el caso de haber escrito en una línea ya existente, GIT nos alerta de que se ha producido un conflicto que el no va a reparar, porque no sabe con que linea/s nos queremos quedar, y deberemos actuar de la siguiente manera.</text:p>
      <text:p text:style-name="Standard"/>
      <text:p text:style-name="Standard">Al salir los conflictos, git añadirá unas marcas indicando el principio y el final de las líneas agregadas y que debemos corregir. </text:p>
      <text:p text:style-name="Standard">Eliminaremos las marcas que git ha agregado y eliminamos las líneas que NO queremos quedarnos. Una vez arreglado, lo agregamos y ya se realizará el cambio totalmente.</text:p>
      <text:p text:style-name="Standard"/>
      <text:p text:style-name="Standard">-En la consola de comandos:</text:p>
      <text:p text:style-name="Subtitle"><text:bookmark text:name="_pizux6tvyjrp"/><text:span text:style-name="T9">//Agregamos el archivo “conflictivo” reparado.</text:span></text:p>
      <text:p text:style-name="Subtitle"><text:bookmark text:name="_dubi3y6aqdha"/><text:soft-page-break/>$ git add nombreDelArchivoReparado</text:p>
      <text:p text:style-name="Subtitle"><text:bookmark text:name="_c3ybn9pgoh6m"/><text:span text:style-name="T9">//El archivo subirá y la fusión se habrá terminado de realizar.</text:span></text:p>
      <text:p text:style-name="Standard"/>
      <text:p text:style-name="Standard"/>
      <text:p text:style-name="P13"><text:bookmark text:name="_8i0gaprun7ev"/><text:span text:style-name="T17"><text:s text:c="9"/></text:span>TRABAJANDO CON COMMITS ANTIGUOS Y TAGS</text:p>
      <text:p text:style-name="P26"><text:bookmark text:name="_172n9pdim4a9"/></text:p>
      <text:list xml:id="list225220828115255" text:continue-numbering="true" text:style-name="WWNum1">
        <text:list-item>
          <text:list>
            <text:list-item>
              <text:p text:style-name="P27"><text:bookmark text:name="_ban66adwluvy"/>VOLVER A UN COMMIT ANTIGUO </text:p>
            </text:list-item>
          </text:list>
        </text:list-item>
      </text:list>
      <text:p text:style-name="Standard">Volveremos y veremos el proyecto tal y como estaba en el momento de ese commit, para dirigirnos al commit, hacemos un checkout pasandole el hash (corto o largo) del commit que queremos visitar, podremos crear otra rama desde aquí o hacer lo que queramos con el.</text:p>
      <text:p text:style-name="Standard"/>
      <text:p text:style-name="Standard">-En la consola de comandos:</text:p>
      <text:p text:style-name="Subtitle"><text:bookmark text:name="_654m5j98qm37"/><text:span text:style-name="T9">//Accederemos al proyecto tal y como estaba en ese momento.</text:span></text:p>
      <text:p text:style-name="Subtitle"><text:bookmark text:name="_gnhwfo5dnakh"/>$ git checkout 0a3b561</text:p>
      <text:p text:style-name="P29"><text:bookmark text:name="_nyl9hzcn2jdu"/></text:p>
      <text:p text:style-name="Subtitle"><text:bookmark text:name="_47wgv5zg5wrk"/><text:span text:style-name="T9">//Para volver a la rama actual y salir de este commit Pasado.</text:span></text:p>
      <text:p text:style-name="Subtitle"><text:bookmark text:name="_8fhqcqy0i56o"/>$ git checkout NombreDeLaRama_Actual</text:p>
      <text:p text:style-name="P13"><text:bookmark text:name="_pmhes4isyls"/></text:p>
      <text:list xml:id="list225220709432380" text:continue-numbering="true" text:style-name="WWNum1">
        <text:list-item>
          <text:list>
            <text:list-item>
              <text:p text:style-name="P27"><text:bookmark text:name="_3r0fk8yfua4p"/>CREAR “TAG” PARA COMMIT ACTUAL </text:p>
            </text:list-item>
          </text:list>
        </text:list-item>
      </text:list>
      <text:p text:style-name="Standard">Podemos asignar un alias/etiqueta/tag a un commit para poder trabajar con esta etiqueta y el commit en lugar de hacerlo con su HASH.</text:p>
      <text:p text:style-name="P8">-En la consola de comandos:</text:p>
      <text:p text:style-name="Subtitle"><text:bookmark text:name="_k4t3e98x9vmp"/><text:span text:style-name="T9">//Creamos etiqueta para el commit Actual (podría ser la version o algo )</text:span></text:p>
      <text:p text:style-name="Subtitle"><text:bookmark text:name="_tqcbqejfk1tn"/>$ git tag NombreDeEtiqueta</text:p>
      <text:p text:style-name="Standard"><text:soft-page-break/></text:p>
      <text:p text:style-name="P28"><text:bookmark text:name="_f97a2b3gb04n"/></text:p>
      <text:p text:style-name="Standard"/>
      <text:list xml:id="list225221469165040" text:continue-numbering="true" text:style-name="WWNum1">
        <text:list-item>
          <text:list>
            <text:list-item>
              <text:p text:style-name="P27"><text:bookmark text:name="_yxadwf7p8c2y"/>CREAR “TAG” PARA COMMIT PASADO</text:p>
            </text:list-item>
          </text:list>
        </text:list-item>
      </text:list>
      <text:p text:style-name="P11">-En la consola de comandos:</text:p>
      <text:p text:style-name="Subtitle"><text:bookmark text:name="_8jym95vic1o7"/><text:span text:style-name="T9">//Creamos etiqueta para el commit y pasamos el hash de commit antiguo</text:span></text:p>
      <text:p text:style-name="Subtitle"><text:bookmark text:name="_zf2ou8kg4aox"/>$ git tag NombreDeEtiqueta 0a3b561</text:p>
      <text:p text:style-name="Standard"/>
      <text:p text:style-name="Standard"/>
      <text:list xml:id="list225220645310745" text:continue-numbering="true" text:style-name="WWNum1">
        <text:list-item>
          <text:list>
            <text:list-item>
              <text:p text:style-name="P27"><text:bookmark text:name="_mfu2w0ghdlyv"/>VER LISTA DE “TAG” CREADOS EN EL REPOSITORIO</text:p>
            </text:list-item>
          </text:list>
        </text:list-item>
      </text:list>
      <text:p text:style-name="Standard">-En la consola de comandos:</text:p>
      <text:p text:style-name="Subtitle"><text:bookmark text:name="_oisb2eh2dt22"/><text:span text:style-name="T9">//Listará los “tags” que se han creado en el repositorio</text:span></text:p>
      <text:p text:style-name="Subtitle"><text:bookmark text:name="_7pfzx9qhz9ch"/>$ git tag </text:p>
      <text:p text:style-name="Standard"/>
      <text:p text:style-name="Standard"/>
      <text:list xml:id="list225219821516263" text:continue-numbering="true" text:style-name="WWNum1">
        <text:list-item>
          <text:list>
            <text:list-item>
              <text:p text:style-name="P27"><text:bookmark text:name="_corlr0y86c2s"/>MOVERNOS A UN COMMIT POR SU “TAG”</text:p>
            </text:list-item>
          </text:list>
        </text:list-item>
      </text:list>
      <text:p text:style-name="Standard">-En la consola de comandos:</text:p>
      <text:p text:style-name="Subtitle"><text:bookmark text:name="_lxx93mu4any1"/><text:span text:style-name="T9">//Nos situaremos en el commit del tag indicado</text:span></text:p>
      <text:p text:style-name="Subtitle"><text:bookmark text:name="_70ponogsuemu"/>$ git checkout NombreDeLaEtiqueta</text:p>
      <text:p text:style-name="Standard"/>
      <text:p text:style-name="Standard"/>
      <text:p text:style-name="P13"><text:bookmark text:name="_4xs8kwgfw7ej"/><text:soft-page-break/><text:span text:style-name="T17"><text:s text:c="10"/></text:span>TRABAJANDO CON REPOSITORIOS REMOTOS</text:p>
      <text:p text:style-name="Standard">Para trabajar con repositorios remotos (ej. Github) debemos en primer lugar o disponer de un repositorio clonado el cual ya estará establecido para trabajar con él en remoto, o tenemos la opción de <text:s/>“asociar” un repositorio con el que queremos trabajar en remoto.</text:p>
      <text:p text:style-name="Standard">El nombre con el que normalmente se agrega el repositorio remoto suele ser “origin” aunque puede ser otro</text:p>
      <text:p text:style-name="Standard"/>
      <text:list xml:id="list225221371598186" text:continue-numbering="true" text:style-name="WWNum1">
        <text:list-item>
          <text:p text:style-name="P17"><text:bookmark text:name="_e55pjais0mr4"/>ASOCIANDO UN REPOSITORIO (LOCAL o REMOTO)</text:p>
        </text:list-item>
      </text:list>
      <text:p text:style-name="Standard">Podremos asociar un repositorio local, o uno remoto.</text:p>
      <text:p text:style-name="P11">-En la consola de comandos:</text:p>
      <text:p text:style-name="Subtitle"><text:bookmark text:name="_1j3vd7ws0p0w"/><text:span text:style-name="T9">//Agregando repositorio LOCAL</text:span></text:p>
      <text:p text:style-name="Subtitle"><text:bookmark text:name="_ea9xpfi5clae"/>$ git remote add origin ~/TEST/miRepoLocal.git</text:p>
      <text:p text:style-name="Subtitle"><text:bookmark text:name="_r9e9vw9c8mtu"/><text:span text:style-name="T9">//Agregando repositorio REMOTO</text:span></text:p>
      <text:p text:style-name="Subtitle"><text:bookmark text:name="_did2tjhirgug"/>$ git remote add origin https://github/tuREPOSITORIO</text:p>
      <text:p text:style-name="Subtitle"><text:bookmark text:name="_hve7b98waw15"/></text:p>
      <text:list xml:id="list225220683870508" text:continue-numbering="true" text:style-name="WWNum1">
        <text:list-item>
          <text:p text:style-name="P17"><text:bookmark text:name="_uo5qtja0fdp0"/>RAMAS DEL REPO REMOTO</text:p>
        </text:list-item>
      </text:list>
      <text:p text:style-name="P6"><text:s/>Al asociar el repositorio remoto se generarán ramas “remotas”, podremos distinguirlas de las locales por ir precedidas de “/remote/origin/”.</text:p>
      <text:p text:style-name="P11">-En la consola de comandos:</text:p>
      <text:p text:style-name="Subtitle"><text:bookmark text:name="_pyngk7b7bf3k"/><text:span text:style-name="T9">//Para ver TODAS las RAMAS (locales y remotas)</text:span></text:p>
      <text:p text:style-name="Subtitle"><text:bookmark text:name="_jac741he02hs"/>$ git branch --all</text:p>
      <text:p text:style-name="P6"><text:s/></text:p>
      <text:list xml:id="list226237519" text:style-name="WWNum3">
        <text:list-item>
          <text:p text:style-name="P18"><text:bookmark text:name="_tmr97xjio4y"/>SINCRONIZANDO CAMBIOS DE REPO “REMOTO”(origen) CON “PULL”</text:p>
        </text:list-item>
      </text:list>
      <text:p text:style-name="Standard">Para enviar los cambios a nuestro repositorio remoto, si este no está vacío, es recomendable hacer un “pull” antes de subirle nada.</text:p>
      <text:p text:style-name="Standard">Ya que si nuestros archivos no coinciden con los del Repo REMOTO, tendremos problemas.</text:p>
      <text:p text:style-name="P8"><text:soft-page-break/>-En la consola de comandos:</text:p>
      <text:p text:style-name="Subtitle"><text:bookmark text:name="_97a5pzgcfg4b"/><text:span text:style-name="T9">//Por si tenemos “una versión” muy anticuada del repositorio o tenemos cambios realizados y queremos Sincronizar sin que dañe los archivos de nuestro directorio de trabajo.</text:span></text:p>
      <text:p text:style-name="Subtitle"><text:bookmark text:name="_crh3lpymdpva"/>$ git pull --rebase</text:p>
      <text:p text:style-name="Subtitle"><text:bookmark text:name="_uyyr8ox23at9"/><text:span text:style-name="T9">//Sincronizando y actualizando nuestro directorio de trabajo con el Repositorio Remoto asociado. Este sí modificará NUESTRO directorio de trabajo y lo dejará tal y como está en el repositorio. </text:span></text:p>
      <text:p text:style-name="Subtitle"><text:bookmark text:name="_swh7k0s373cq"/>$ git pull origin master</text:p>
      <text:p text:style-name="P3"/>
      <text:list xml:id="list225220484325245" text:continue-numbering="true" text:style-name="WWNum3">
        <text:list-item>
          <text:p text:style-name="P18"><text:bookmark text:name="_x9j7uiza99pq"/>ENVIANDO CAMBIOS A REPO REMOTO “PUSH”</text:p>
        </text:list-item>
      </text:list>
      <text:p text:style-name="Standard">Para enviar los cambios a nuestro repositorio remoto, si este no está vacío, es recomendable hacer un “pull” antes de subirle nada.</text:p>
      <text:p text:style-name="Standard">Utilizaremos el comando PUSH, seguido del NOMBRE ASOCIADO del remoto y por último, el Nombre de la RAMA que queremos enviar al remoto.</text:p>
      <text:p text:style-name="P8">-En la consola de comandos:</text:p>
      <text:p text:style-name="P11"><text:span text:style-name="T9">//Enviando cambios de RAMA “master” a Repo Remoto asociado como “origin” </text:span></text:p>
      <text:p text:style-name="Subtitle"><text:bookmark text:name="_64sr5ujpz0es"/>$ git push origin master</text:p>
      <text:p text:style-name="Standard"/>
      <text:p text:style-name="P13"><text:bookmark text:name="_3fq6uh4dp9pg"/>EJEMPLO- CREANDO ARCHIVO NUEVO Y SUBIENDO A REPOSITORIO</text:p>
      <text:p text:style-name="Standard"/>
      <text:list xml:id="list4291390473" text:style-name="WWNum2">
        <text:list-item>
          <text:p text:style-name="P25"><text:bookmark text:name="_w7lvm8na7j4"/>AGREGANDO “DESDE CERO” (sin repo externo vinculado todavía)</text:p>
        </text:list-item>
      </text:list>
      <text:p text:style-name="P6"/>
      <text:p text:style-name="Standard"><text:span text:style-name="T14">--AGREGAMOS EL REPOSITORIO REMOTO CON EL QUE QUEREMOS TRABAJAR</text:span></text:p>
      <text:p text:style-name="P30"><text:bookmark text:name="_3otg3wdf4oy1"/><text:span text:style-name="T9">//Clonando repositorio desde remoto (Ej desde Github).</text:span></text:p>
      <text:p text:style-name="Subtitle"><text:bookmark text:name="_ltonmrgwzb6z"/>$ git clone <text:a xlink:type="simple" xlink:href="https://github.com/azanet/Apuntes" text:style-name="ListLabel_20_73" text:visited-style-name="ListLabel_20_73"><text:span text:style-name="T16">https://github.com/</text:span></text:a>tuREPOSITORIO.git</text:p>
      <text:p text:style-name="Subtitle"><text:bookmark text:name="_uptqxrsr5y16"/></text:p>
      <text:p text:style-name="Standard"><text:soft-page-break/><text:span text:style-name="T14">--YA ESTARÁ “VINCULADO”, PODEMOS CONTINUAR CON LOS SIGUIENTES PASOS </text:span></text:p>
      <text:p text:style-name="Standard"/>
      <text:p text:style-name="Standard"/>
      <text:list xml:id="list225220929799617" text:continue-numbering="true" text:style-name="WWNum2">
        <text:list-item>
          <text:p text:style-name="P19"><text:bookmark text:name="_bbnqycrxjim5"/>TRABAJANDO CON REPO REMOTO (CON “repo” externo vinculado)</text:p>
        </text:list-item>
      </text:list>
      <text:p text:style-name="Standard"/>
      <text:p text:style-name="Subtitle"><text:bookmark text:name="_7d4sc1wfzkhb"/><text:span text:style-name="T9">//Para ver TODAS las RAMAS (locales y remotas)</text:span></text:p>
      <text:p text:style-name="Subtitle"><text:bookmark text:name="_7ndbqg13w2y8"/>$ git branch --all</text:p>
      <text:p text:style-name="Standard"/>
      <text:p text:style-name="Standard"><text:span text:style-name="T14">--CREAMOS/AGREGAMOS EL/LOS ARCHIVOS NUEVOS o MODIFICADOS</text:span></text:p>
      <text:p text:style-name="P30"><text:bookmark text:name="_bcooqm619ijy"/><text:span text:style-name="T9">//Para “enviar al staging” TODOS los archivos</text:span></text:p>
      <text:p text:style-name="Subtitle"><text:bookmark text:name="_5q82l3uqppds"/>$ git add .</text:p>
      <text:p text:style-name="Standard"/>
      <text:p text:style-name="Subtitle"><text:bookmark text:name="_wvodq1gv27i5"/><text:span text:style-name="T9">//Consultar el estado de los archivos de NUESTRA CARPETA DE TRABAJO(local)</text:span></text:p>
      <text:p text:style-name="Subtitle"><text:bookmark text:name="_60xq0rn92n7a"/>$ git status</text:p>
      <text:p text:style-name="P30"><text:bookmark text:name="_r4ztvlhxfrmx2"/><text:span text:style-name="T9">//Realizamos el commit y escribimos el mensaje, corto y descriptivo</text:span></text:p>
      <text:p text:style-name="Subtitle"><text:bookmark text:name="_ufstg6ccobf0"/>$ git commit</text:p>
      <text:p text:style-name="Subtitle"><text:bookmark text:name="_14x03yki83o9"/><text:span text:style-name="T9">//Creamos el mensaje, salimos guardando y listo! Archivos “Subidos”!!</text:span></text:p>
      <text:p text:style-name="Standard"><text:span text:style-name="T14">--YA ESTARÍAN LISTOS LOS CAMBIOS EN “LOCAL”, </text:span></text:p>
      <text:p text:style-name="P4"/>
      <text:p text:style-name="Standard"><text:span text:style-name="T14">--PROCEDEMOS A ACTUALIZAR EL direc.Local ANTES de SUBIRLOS AL REPO.</text:span></text:p>
      <text:p text:style-name="Standard"/>
      <text:p text:style-name="Subtitle"><text:bookmark text:name="_k39wtsgvsi03"/><text:soft-page-break/>$ git pull --rebase<text:span text:style-name="T12"> //NO pisará los archivos locales al “actualizar” </text:span></text:p>
      <text:p text:style-name="Standard"><text:span text:style-name="T21">O</text:span></text:p>
      <text:p text:style-name="Subtitle"><text:bookmark text:name="_o0081kofiugn"/>$ git pull origin master <text:span text:style-name="T12">//SI pisará archivos locales al “actualizar”</text:span></text:p>
      <text:p text:style-name="Standard"/>
      <text:p text:style-name="Standard"/>
      <text:p text:style-name="Standard"><text:span text:style-name="T14">--YA UNA VEZ “ACTUALIZADO”, PROCEDEMOS A SUBIR LOS CAMBIOS AL REPO</text:span></text:p>
      <text:p text:style-name="P5"/>
      <text:p text:style-name="Standard"><text:span text:style-name="T9">//Enviando cambios de RAMA “master” a Repo Remoto asociado como “origin” </text:span></text:p>
      <text:p text:style-name="Subtitle"><text:bookmark text:name="_5cns0qu5ee15"/>$ git push origin master</text:p>
      <text:p text:style-name="Standard"/>
      <text:p text:style-name="Standard"><text:span text:style-name="T13">--!!LISTO!! YA HEMOS AGREGADO UN REPO REMOTO Y REALIZADO CAMBIOS A ES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 Medium" svg:font-family="'Roboto Mono Medium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Roboto Mono Medium1" svg:font-family="'Roboto Mono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 Mono" fo:font-size="11pt" fo:language="es" fo:country="none" style:letter-kerning="false" style:font-name-asian="Roboto Mono1" style:font-size-asian="11pt" style:language-asian="zh" style:country-asian="CN" style:font-name-complex="Roboto Mon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 Mono" fo:font-size="11pt" fo:language="es" fo:country="none" style:letter-kerning="false" style:font-name-asian="Roboto Mono1" style:font-size-asian="11pt" style:language-asian="zh" style:country-asian="CN" style:font-name-complex="Roboto Mon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in" fo:margin-right="0in" fo:margin-top="0.278in" fo:margin-bottom="0.0835in" loext:contextual-spacing="false" fo:line-height="100%" fo:keep-together="always" fo:text-indent="0in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keep-together="always" fo:text-indent="-0.25in" style:auto-text-indent="false" fo:keep-with-next="always"/>
      <style:text-properties fo:color="#ff0000" style:font-name="Roboto Mono Medium" fo:font-family="'Roboto Mono Medium'" style:font-family-generic="roman" style:font-pitch="variable" style:font-name-asian="Roboto Mono Medium1" style:font-family-asian="'Roboto Mono Medium'" style:font-family-generic-asian="system" style:font-pitch-asian="variable" style:font-name-complex="Roboto Mono Medium1" style:font-family-complex="'Roboto Mono Medium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aa84f" style:font-name="Roboto Mono Medium" fo:font-family="'Roboto Mono Medium'" style:font-family-generic="roman" style:font-pitch="variable" style:font-name-asian="Roboto Mono Medium1" style:font-family-asian="'Roboto Mono Medium'" style:font-family-generic-asian="system" style:font-pitch-asian="variable" style:font-name-complex="Roboto Mono Medium1" style:font-family-complex="'Roboto Mono Medium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0pt" style:text-underline-style="solid" style:text-underline-width="auto" style:text-underline-color="font-color" style:font-size-asian="20pt" style:font-size-complex="20pt"/>
    </style:style>
    <style:style style:name="Subtitle" style:family="paragraph" style:parent-style-name="normal" style:next-style-name="Standard" style:default-outline-level="" style:class="chapter">
      <style:paragraph-properties fo:keep-together="always" fo:keep-with-next="always"/>
      <style:text-properties fo:color="#3c78d8" style:font-name="Roboto Mono Medium" fo:font-family="'Roboto Mono Medium'" style:font-family-generic="roman" style:font-pitch="variable" style:font-name-asian="Roboto Mono Medium1" style:font-family-asian="'Roboto Mono Medium'" style:font-family-generic-asian="system" style:font-pitch-asian="variable" style:font-name-complex="Roboto Mono Medium1" style:font-family-complex="'Roboto Mono Medium'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 Mono Medium" fo:font-family="'Roboto Mono Medium'" style:font-family-generic="roman" style:font-pitch="variable" style:text-underline-style="none"/>
    </style:style>
    <style:style style:name="ListLabel_20_2" style:display-name="ListLabel 2" style:family="text">
      <style:text-properties style:font-name="Roboto Mono Medium" fo:font-family="'Roboto Mono Medium'" style:font-family-generic="roman" style:font-pitch="variable" fo:font-size="11pt" style:text-underline-style="none" fo:font-weight="normal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 Mono Medium" fo:font-family="'Roboto Mono Medium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 Mono Medium" fo:font-family="'Roboto Mono Medium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ff0000" style:font-name="Roboto Mono Medium" fo:font-family="'Roboto Mono Medium'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 Mono Medium" fo:font-family="'Roboto Mono Medium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 Mono Medium" fo:font-family="'Roboto Mono Medium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20pt" style:text-underline-style="none" style:font-size-asian="20pt" style:font-size-complex="20pt"/>
    </style:style>
    <style:page-layout style:name="Mpm1">
      <style:page-layout-properties fo:page-width="8.2681in" fo:page-height="11.6929in" style:num-format="1" style:print-orientation="portrait" fo:margin-top="0.6063in" fo:margin-bottom="0.6063in" fo:margin-left="1in" fo:margin-right="0.6063in" style:writing-mode="lr-tb" style:layout-grid-color="#c0c0c0" style:layout-grid-lines="26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0.6063in" style:writing-mode="lr-tb" style:layout-grid-color="#c0c0c0" style:layout-grid-lines="26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063in" fo:margin-left="0in" fo:margin-right="0in" fo:margin-bottom="0.0665in" style:dynamic-spacing="true"/>
      </style:header-style>
      <style:footer-style>
        <style:header-footer-properties fo:min-height="0.1063in" fo:margin-left="0in" fo:margin-right="0in" fo:margin-top="0.066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Title"><text:bookmark text:name="_on693ix7jy4a"/><text:span text:style-name="MT1"><text:s/></text:span>TUTORIAL básico “GIT”(DESDE TERMINAL)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5" meta:paragraph-count="202" meta:word-count="2047" meta:character-count="12483" meta:non-whitespace-character-count="10599"/>
    <meta:generator>LibreOfficeDev/6.0.5.2$Linux_X86_64 LibreOffice_project/</meta:generator>
  </office:meta>
</office:document-meta>
</file>